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Arial Narrow" svg:font-family="'Arial Narrow'"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3d48" officeooo:paragraph-rsid="001a3d48"/>
    </style:style>
    <style:style style:name="P2" style:family="paragraph" style:parent-style-name="Standard">
      <style:text-properties officeooo:rsid="001a3d48" officeooo:paragraph-rsid="0020535b"/>
    </style:style>
    <style:style style:name="P3" style:family="paragraph" style:parent-style-name="Standard">
      <style:text-properties officeooo:rsid="001a3d48" officeooo:paragraph-rsid="003b83d4"/>
    </style:style>
    <style:style style:name="P4" style:family="paragraph" style:parent-style-name="Standard">
      <style:text-properties officeooo:rsid="00214b0f" officeooo:paragraph-rsid="002dd976"/>
    </style:style>
    <style:style style:name="P5" style:family="paragraph" style:parent-style-name="Standard">
      <style:text-properties fo:font-weight="bold" officeooo:rsid="001a3d48" officeooo:paragraph-rsid="001a3d48" style:font-weight-asian="bold" style:font-weight-complex="bold"/>
    </style:style>
    <style:style style:name="P6" style:family="paragraph" style:parent-style-name="Standard">
      <style:text-properties fo:font-weight="bold" officeooo:rsid="002c15e6" officeooo:paragraph-rsid="002c15e6" style:font-weight-asian="bold" style:font-weight-complex="bold"/>
    </style:style>
    <style:style style:name="P7" style:family="paragraph" style:parent-style-name="Standard">
      <style:text-properties officeooo:rsid="002dea68" officeooo:paragraph-rsid="002dea68"/>
    </style:style>
    <style:style style:name="P8" style:family="paragraph" style:parent-style-name="Standard">
      <style:text-properties officeooo:rsid="002dea68" officeooo:paragraph-rsid="002fd1b1"/>
    </style:style>
    <style:style style:name="P9" style:family="paragraph" style:parent-style-name="Standard">
      <style:text-properties style:text-underline-style="solid" style:text-underline-width="auto" style:text-underline-color="font-color" officeooo:rsid="002dea68" officeooo:paragraph-rsid="002dea68"/>
    </style:style>
    <style:style style:name="P10" style:family="paragraph" style:parent-style-name="Standard">
      <style:text-properties style:text-underline-style="solid" style:text-underline-width="auto" style:text-underline-color="font-color" officeooo:rsid="0036af8f" officeooo:paragraph-rsid="0036af8f"/>
    </style:style>
    <style:style style:name="P11" style:family="paragraph" style:parent-style-name="Standard">
      <style:text-properties style:text-underline-style="solid" style:text-underline-width="auto" style:text-underline-color="font-color" fo:font-weight="normal" officeooo:rsid="002dea68" officeooo:paragraph-rsid="002dea6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3862cb" officeooo:paragraph-rsid="003862cb" style:font-weight-asian="normal" style:font-weight-complex="normal"/>
    </style:style>
    <style:style style:name="P13" style:family="paragraph" style:parent-style-name="Standard">
      <style:text-properties officeooo:rsid="0036af8f" officeooo:paragraph-rsid="0036af8f"/>
    </style:style>
    <style:style style:name="P14" style:family="paragraph" style:parent-style-name="Standard">
      <style:text-properties fo:font-weight="normal" officeooo:rsid="002dea68" officeooo:paragraph-rsid="002dea68" style:font-weight-asian="normal" style:font-weight-complex="normal"/>
    </style:style>
    <style:style style:name="P15" style:family="paragraph" style:parent-style-name="Standard">
      <style:text-properties fo:font-weight="normal" officeooo:rsid="003862cb" officeooo:paragraph-rsid="002dea68" style:font-weight-asian="normal" style:font-weight-complex="normal"/>
    </style:style>
    <style:style style:name="P16" style:family="paragraph" style:parent-style-name="Standard">
      <style:text-properties fo:font-weight="normal" officeooo:rsid="003862cb" officeooo:paragraph-rsid="003862cb" style:font-weight-asian="normal" style:font-weight-complex="normal"/>
    </style:style>
    <style:style style:name="P17" style:family="paragraph" style:parent-style-name="Standard">
      <style:text-properties officeooo:rsid="002fd1b1" officeooo:paragraph-rsid="002fd1b1"/>
    </style:style>
    <style:style style:name="P18" style:family="paragraph" style:parent-style-name="Standard">
      <style:text-properties officeooo:rsid="002139b7" officeooo:paragraph-rsid="0049c461"/>
    </style:style>
    <style:style style:name="P19" style:family="paragraph" style:parent-style-name="Standard">
      <style:text-properties officeooo:rsid="0056ae44" officeooo:paragraph-rsid="0056ae44"/>
    </style:style>
    <style:style style:name="P20" style:family="paragraph" style:parent-style-name="Standard">
      <style:text-properties fo:font-style="normal" fo:font-weight="normal" officeooo:rsid="0056ae44" officeooo:paragraph-rsid="0056ae44" style:font-style-asian="normal" style:font-weight-asian="normal" style:font-style-complex="normal" style:font-weight-complex="normal"/>
    </style:style>
    <style:style style:name="P21" style:family="paragraph" style:parent-style-name="Standard">
      <style:text-properties fo:font-style="normal" fo:font-weight="normal" officeooo:rsid="0056f53f" officeooo:paragraph-rsid="0056f53f" style:font-style-asian="normal" style:font-weight-asian="normal" style:font-style-complex="normal" style:font-weight-complex="normal"/>
    </style:style>
    <style:style style:name="P22" style:family="paragraph" style:parent-style-name="Standard">
      <style:text-properties fo:font-style="normal" fo:font-weight="normal" officeooo:rsid="003aa8cc" officeooo:paragraph-rsid="003862cb" style:font-style-asian="normal" style:font-weight-asian="normal" style:font-style-complex="normal" style:font-weight-complex="normal"/>
    </style:style>
    <style:style style:name="P23" style:family="paragraph" style:parent-style-name="Standard">
      <style:text-properties fo:font-style="normal" style:text-underline-style="solid" style:text-underline-width="auto" style:text-underline-color="font-color" fo:font-weight="normal" officeooo:rsid="0056ae44" officeooo:paragraph-rsid="0056ae44" style:font-style-asian="normal" style:font-weight-asian="normal" style:font-style-complex="normal" style:font-weight-complex="normal"/>
    </style:style>
    <style:style style:name="P24" style:family="paragraph" style:parent-style-name="Standard">
      <style:text-properties fo:font-style="italic" officeooo:rsid="00569714" officeooo:paragraph-rsid="00569714" style:font-style-asian="italic" style:font-style-complex="italic"/>
    </style:style>
    <style:style style:name="P25" style:family="paragraph" style:parent-style-name="Standard">
      <style:paragraph-properties fo:break-before="page"/>
      <style:text-properties fo:font-weight="bold" officeooo:rsid="002c15e6" officeooo:paragraph-rsid="002c15e6" style:font-weight-asian="bold" style:font-weight-complex="bold"/>
    </style:style>
    <style:style style:name="P26" style:family="paragraph" style:parent-style-name="Standard" style:list-style-name="L1">
      <style:text-properties officeooo:rsid="00300097" officeooo:paragraph-rsid="00300097"/>
    </style:style>
    <style:style style:name="P27" style:family="paragraph" style:parent-style-name="Standard" style:list-style-name="L1">
      <style:text-properties officeooo:rsid="00300097" officeooo:paragraph-rsid="0052c0a4"/>
    </style:style>
    <style:style style:name="P28" style:family="paragraph" style:parent-style-name="Standard" style:list-style-name="L1">
      <style:text-properties officeooo:rsid="003159a0" officeooo:paragraph-rsid="0052c0a4"/>
    </style:style>
    <style:style style:name="P29" style:family="paragraph" style:parent-style-name="Standard" style:list-style-name="L1">
      <style:text-properties officeooo:rsid="003159a0" officeooo:paragraph-rsid="003159a0"/>
    </style:style>
    <style:style style:name="P30" style:family="paragraph" style:parent-style-name="Standard" style:list-style-name="L1">
      <style:text-properties officeooo:rsid="003cfe77" officeooo:paragraph-rsid="003cfe77"/>
    </style:style>
    <style:style style:name="P31" style:family="paragraph" style:parent-style-name="Standard" style:list-style-name="L1">
      <style:text-properties officeooo:rsid="0052c0a4" officeooo:paragraph-rsid="0052c0a4"/>
    </style:style>
    <style:style style:name="P32" style:family="paragraph" style:parent-style-name="Standard" style:list-style-name="L1">
      <style:text-properties officeooo:rsid="00458780" officeooo:paragraph-rsid="0054033e"/>
    </style:style>
    <style:style style:name="P33" style:family="paragraph" style:parent-style-name="Standard" style:list-style-name="L1">
      <style:text-properties officeooo:rsid="0054033e" officeooo:paragraph-rsid="003270e7"/>
    </style:style>
    <style:style style:name="P34" style:family="paragraph" style:parent-style-name="Standard" style:list-style-name="L2">
      <style:text-properties fo:font-style="italic" fo:font-weight="normal" officeooo:rsid="0056ae44" officeooo:paragraph-rsid="005bc93e" style:font-style-asian="italic" style:font-weight-asian="normal" style:font-style-complex="italic" style:font-weight-complex="normal"/>
    </style:style>
    <style:style style:name="P35" style:family="paragraph" style:parent-style-name="Standard" style:list-style-name="L2">
      <style:text-properties fo:font-style="italic" fo:font-weight="normal" officeooo:rsid="005bc93e" officeooo:paragraph-rsid="005bc93e" style:font-style-asian="italic" style:font-weight-asian="normal" style:font-style-complex="italic" style:font-weight-complex="normal"/>
    </style:style>
    <style:style style:name="P36" style:family="paragraph" style:parent-style-name="Standard">
      <style:text-properties fo:font-weight="normal" officeooo:rsid="003862cb" officeooo:paragraph-rsid="003862cb" style:font-weight-asian="normal" style:font-weight-complex="normal"/>
    </style:style>
    <style:style style:name="P37" style:family="paragraph" style:parent-style-name="Standard">
      <style:text-properties fo:font-weight="normal" officeooo:rsid="005b2b8b" officeooo:paragraph-rsid="005b2b8b" style:font-weight-asian="normal" style:font-weight-complex="normal"/>
    </style:style>
    <style:style style:name="P38" style:family="paragraph" style:parent-style-name="Standard">
      <style:text-properties fo:font-style="normal" fo:font-weight="normal" officeooo:rsid="0056ae44" officeooo:paragraph-rsid="0056ae44" style:font-style-asian="normal" style:font-weight-asian="normal" style:font-style-complex="normal" style:font-weight-complex="normal"/>
    </style:style>
    <style:style style:name="P39" style:family="paragraph" style:parent-style-name="Standard">
      <style:text-properties fo:font-style="normal" fo:font-weight="normal" officeooo:rsid="0056ae44" officeooo:paragraph-rsid="0060dd97" style:font-style-asian="normal" style:font-weight-asian="normal" style:font-style-complex="normal" style:font-weight-complex="normal"/>
    </style:style>
    <style:style style:name="P40" style:family="paragraph" style:parent-style-name="Standard" style:list-style-name="L1" style:master-page-name="">
      <loext:graphic-properties draw:fill="none"/>
      <style:paragraph-properties fo:margin-left="2cm" fo:margin-right="0cm" fo:text-indent="-0.7cm" style:auto-text-indent="false" style:page-number="auto" fo:background-color="transparent"/>
      <style:text-properties officeooo:rsid="003fcf75" officeooo:paragraph-rsid="0054033e"/>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3782"/>
    </style:style>
    <style:style style:name="T2" style:family="text">
      <style:text-properties officeooo:rsid="0020535b"/>
    </style:style>
    <style:style style:name="T3" style:family="text">
      <style:text-properties officeooo:rsid="002139b7"/>
    </style:style>
    <style:style style:name="T4" style:family="text">
      <style:text-properties fo:font-style="italic" style:font-style-asian="italic" style:font-style-complex="italic"/>
    </style:style>
    <style:style style:name="T5" style:family="text">
      <style:text-properties fo:font-style="italic" officeooo:rsid="002139b7" style:font-style-asian="italic" style:font-style-complex="italic"/>
    </style:style>
    <style:style style:name="T6" style:family="text">
      <style:text-properties fo:font-style="italic" officeooo:rsid="00482329" style:font-style-asian="italic" style:font-style-complex="italic"/>
    </style:style>
    <style:style style:name="T7" style:family="text">
      <style:text-properties officeooo:rsid="00295957"/>
    </style:style>
    <style:style style:name="T8" style:family="text">
      <style:text-properties fo:font-weight="normal" style:font-weight-asian="normal" style:font-weight-complex="normal"/>
    </style:style>
    <style:style style:name="T9" style:family="text">
      <style:text-properties fo:font-weight="normal" officeooo:rsid="002fa2a6" style:font-weight-asian="normal" style:font-weight-complex="normal"/>
    </style:style>
    <style:style style:name="T10" style:family="text">
      <style:text-properties fo:font-weight="normal" officeooo:rsid="002fd1b1" style:font-weight-asian="normal" style:font-weight-complex="normal"/>
    </style:style>
    <style:style style:name="T11" style:family="text">
      <style:text-properties fo:font-weight="normal" officeooo:rsid="00352d02" style:font-weight-asian="normal" style:font-weight-complex="normal"/>
    </style:style>
    <style:style style:name="T12" style:family="text">
      <style:text-properties fo:font-weight="normal" officeooo:rsid="0058fef8" style:font-weight-asian="normal" style:font-weight-complex="normal"/>
    </style:style>
    <style:style style:name="T13" style:family="text">
      <style:text-properties fo:font-weight="normal" officeooo:rsid="005ef7ea" style:font-weight-asian="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56f53f" style:font-style-asian="normal" style:font-weight-asian="normal" style:font-style-complex="normal" style:font-weight-complex="normal"/>
    </style:style>
    <style:style style:name="T16" style:family="text">
      <style:text-properties officeooo:rsid="003270e7"/>
    </style:style>
    <style:style style:name="T17" style:family="text">
      <style:text-properties officeooo:rsid="003b83d4"/>
    </style:style>
    <style:style style:name="T18" style:family="text">
      <style:text-properties officeooo:rsid="003cfe77"/>
    </style:style>
    <style:style style:name="T19" style:family="text">
      <style:text-properties officeooo:rsid="00482329"/>
    </style:style>
    <style:style style:name="T20" style:family="text">
      <style:text-properties officeooo:rsid="0052c0a4"/>
    </style:style>
    <style:style style:name="T21" style:family="text">
      <style:text-properties officeooo:rsid="0054033e"/>
    </style:style>
    <style:style style:name="T22" style:family="text">
      <style:text-properties officeooo:rsid="0058fef8"/>
    </style:style>
    <style:style style:name="T23" style:family="text">
      <style:text-properties fo:color="#800000" fo:font-weight="bold" style:font-weight-asian="bold" style:font-weight-complex="bold"/>
    </style:style>
    <style:style style:name="T24" style:family="text">
      <style:text-properties fo:color="#800000" fo:font-weight="bold" officeooo:rsid="005b405b" style:font-weight-asian="bold" style:font-weight-complex="bold"/>
    </style:style>
    <style:style style:name="T25" style:family="text">
      <style:text-properties fo:color="#800000" fo:font-weight="bold" officeooo:rsid="005d6081" style:font-weight-asian="bold" style:font-weight-complex="bold"/>
    </style:style>
    <style:style style:name="T26" style:family="text">
      <style:text-properties fo:color="#800000" fo:font-weight="normal" style:font-weight-asian="normal" style:font-weight-complex="normal"/>
    </style:style>
    <style:style style:name="T27" style:family="text">
      <style:text-properties fo:color="#800000" officeooo:rsid="005d6081"/>
    </style:style>
    <style:style style:name="T28" style:family="text">
      <style:text-properties officeooo:rsid="005b405b"/>
    </style:style>
    <style:style style:name="T29" style:family="text">
      <style:text-properties officeooo:rsid="005bc93e"/>
    </style:style>
    <style:style style:name="T30" style:family="text">
      <style:text-properties officeooo:rsid="005d6081"/>
    </style:style>
    <style:style style:name="T31" style:family="text">
      <style:text-properties officeooo:rsid="005ef7ea"/>
    </style:style>
    <style:style style:name="T32" style:family="text">
      <style:text-properties officeooo:rsid="00604081"/>
    </style:style>
    <style:style style:name="T33" style:family="text">
      <style:text-properties officeooo:rsid="0060dd97"/>
    </style:style>
    <style:style style:name="T34" style:family="text">
      <style:text-properties officeooo:rsid="0056f53f"/>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ew Data Section at JIE</text:p>
      <text:p text:style-name="P1"/>
      <text:p text:style-name="P2"><office:annotation office:name="__Annotation__166_285426780"><dc:creator>Guillaume Majeau-Bettez</dc:creator><dc:date>2018-06-05T15:20:13</dc:date><loext:sender-initials>GM</loext:sender-initials><text:p text:style-name="P41"><text:span text:style-name="T35">For writing in an announcment of the new section, not in the author guidelines</text:span></text:p></office:annotation><text:span text:style-name="T17">Because IE research strives to reach a holistic system perspective, each individual study must typically connect to a broader (more generic) description of the socioeconomic metabolism beyond its immediate research focus. Consequently, IE research is particularly dependent on high quality, reusable datasets. </text:span>Building and expanding <text:span text:style-name="T7">structured datasets </text:span>is crucial to the field <text:span text:style-name="T1">of IE, as it </text:span>consolidates our collective knowledge base <text:span text:style-name="T2">on our industrial systems and their interactions with society and nature</text:span>. </text:p>
      <text:p text:style-name="P2"/>
      <text:p text:style-name="P3"><text:span text:style-name="T3">At JIE, we believe that IE datasets should be recognized as scientific outcomes in their own rights, independent of the multiple investigations and findings that may rely on the validity of their data. We are therefore creating a new </text:span><text:span text:style-name="T5">IE Data </text:span><text:span text:style-name="T3">section. </text:span><office:annotation-end office:name="__Annotation__166_285426780"/></text:p>
      <text:p text:style-name="P3"/>
      <text:p text:style-name="P18">In this section, each <text:span text:style-name="T6">Data Descriptor </text:span>article will focus on the methodology for building or expanding a dataset, the different quality controls that ensure its validity, along with the scope, properties and features of this dataset. Articles presented to this section should not test a scientific hypothesis or present extensive analyses aimed at answering a specific scientific question. <text:span text:style-name="T4">Rather, the author's full attention should be dedicated to the transparent description of the dataset's genesis and characteristics, defending the rigour of compilation procedures and the technical quality of dataset outcomes.</text:span> </text:p>
      <text:p text:style-name="P18"/>
      <text:p text:style-name="P18"><text:span text:style-name="T19">In other words, the ever more accurate, transparent and comprehensive description of different elements of our socioeconomic metabolism becomes the central scientific objective of articles in this Data Section. The authors are nevertheless expected to defend the reuse value of their dataset for IE research.</text:span><text:span text:style-name="T19"><office:annotation office:name="__Annotation__167_285426780"><dc:creator>Guillaume Majeau-Bettez</dc:creator><dc:date>2018-06-05T15:22:17</dc:date><loext:sender-initials>GM</loext:sender-initials><text:p text:style-name="P41"><text:span text:style-name="T35">This paragraph is also not strictly guidelines material, more of a justification of the spirit.</text:span></text:p></office:annotation></text:span></text:p>
      <text:p text:style-name="P4"/>
      <text:p text:style-name="P6">STRUCTURE</text:p>
      <text:list xml:id="list7327356414178535782" text:style-name="L1">
        <text:list-item>
          <text:p text:style-name="P26">Title and abstract</text:p>
        </text:list-item>
        <text:list-item>
          <text:p text:style-name="P27">Dataset description</text:p>
          <text:list>
            <text:list-item>
              <text:p text:style-name="P28">Scope of dataset: <text:span text:style-name="T20">w</text:span>hat is included <text:span text:style-name="T18">in the dataset</text:span> and what is not; <text:span text:style-name="T18">w</text:span>hat dimensions were recorded</text:p>
            </text:list-item>
            <text:list-item>
              <text:p text:style-name="P28">Presentation of <text:span text:style-name="T16">the </text:span>dataset's structure, <text:span text:style-name="T18">file format, documentation, metadata, key features, location</text:span></text:p>
            </text:list-item>
          </text:list>
        </text:list-item>
        <text:list-item>
          <text:p text:style-name="P29">Context and background</text:p>
          <text:list>
            <text:list-item>
              <text:p text:style-name="P29">Review of previous datasets <office:annotation office:name="__Annotation__216_1076074149"><dc:creator>Guillaume Majeau-Bettez</dc:creator><dc:date>2018-06-09T13:17:35</dc:date><loext:sender-initials>GM</loext:sender-initials><text:p text:style-name="P41"><text:span text:style-name="T35">I put context and background second, because it might prove easier to understand the context around a dataset once you've understood what the dataset actually covers. <text:s/>This differs from the usual order, but I think it makes more sense: we are not investigating a specific question, so we can hardly start with a review of the research frontier. The scope of the dataset defines the question.</text:span><text:span text:style-name="T35"><text:line-break/></text:span><text:span text:style-name="T35"><text:line-break/></text:span><text:span text:style-name="T35">Anyway, to be discussed.</text:span></text:p></office:annotation>with similar scope<office:annotation-end office:name="__Annotation__216_1076074149"/></text:p>
              <text:list>
                <text:list-item>
                  <text:p text:style-name="P29">Critical review of their strength and weaknesses, especially as justification for usefulness of new dataset.</text:p>
                </text:list-item>
                <text:list-item>
                  <text:p text:style-name="P29">Clarification of level of data reuse from these datasets into the proposed dataset.</text:p>
                </text:list-item>
              </text:list>
            </text:list-item>
          </text:list>
        </text:list-item>
        <text:list-item>
          <text:p text:style-name="P26">Compilation methods</text:p>
          <text:list>
            <text:list-item>
              <text:p text:style-name="P29">How the data was obtained, reconciled</text:p>
            </text:list-item>
          </text:list>
        </text:list-item>
        <text:list-item>
          <text:p text:style-name="P26">Quality control and technical validation</text:p>
          <text:list>
            <text:list-item>
              <text:p text:style-name="P30">The analyses that were implemented to catch errors or to assess the overall validity of the dataset.</text:p>
            </text:list-item>
          </text:list>
        </text:list-item>
        <text:list-item>
          <text:p text:style-name="P31">Reus<text:span text:style-name="T21">ability</text:span></text:p>
          <text:list>
            <text:list-item>
              <text:p text:style-name="P32">Clarification of the level of compatibility and interoperability with these other datasets</text:p>
            </text:list-item>
            <text:list-item>
              <text:p text:style-name="P40">Compatibility with analysis software</text:p>
            </text:list-item>
            <text:list-item>
              <text:p text:style-name="P33">Potential IE research that could be supported by this dataset</text:p>
            </text:list-item>
          </text:list>
        </text:list-item>
      </text:list>
      <text:p text:style-name="P25">FAQ</text:p>
      <text:p text:style-name="P1"/>
      <text:p text:style-name="P11">Do the reviewers check the datasets for errors?</text:p>
      <text:p text:style-name="P14"/>
      <text:p text:style-name="P7"><text:span text:style-name="T8">No, not necessarily. These datasets can be huge, and asking reviewers to vouch for their quality </text:span><text:span text:style-name="T10">and manually check for individual errors </text:span><text:span text:style-name="T8">would put an undue burden on the review process. </text:span><text:span text:style-name="T11">Ultimately, it is the authors that are answerable for the quality of the proposed datasets.</text:span></text:p>
      <text:p text:style-name="P14"/>
      <text:p text:style-name="P14"/>
      <text:p text:style-name="P9"><text:span text:style-name="T8">So </text:span><text:span text:style-name="T9">how does the review process work</text:span><text:span text:style-name="T8">?</text:span></text:p>
      <text:p text:style-name="P14"/>
      <text:p text:style-name="P17">Reviewers will evaluate the technical <text:span text:style-name="T22">excellence</text:span> of the procedures to generate or compile the data; the clarity and completeness of the dataset's documentation and metadata; the rigour of the quality controls that were applied to these data; the appropriateness of the dataset's structure and formatting; and the dataset<text:span text:style-name="T22">'s reuse value</text:span>. The reviewers may ask for additional information and may recommend further work or rejection based on any of these points. In other words, authors must convince the referees and editors that their dataset is of high quality and useful to the scientific IE community.</text:p>
      <text:p text:style-name="P8"/>
      <text:p text:style-name="P8"/>
      <text:p text:style-name="P10">Is such a section only applicable to “new” datasets, or can we present an update to an existing dataset</text:p>
      <text:p text:style-name="P13"/>
      <text:p text:style-name="P13">We encourage a cumulative consolidation of our field's knowledge, and therefore we encourage submission of datasets that upgrade, combine and build upon previous efforts (within the limits of copyright laws and license agreements). The authors must convince the referees that the improvements to the dataset are substantial and useful.</text:p>
      <text:p text:style-name="P15"/>
      <text:p text:style-name="P15"/>
      <text:p text:style-name="P12">Must I publish the dataset with the article? Under what term?</text:p>
      <text:p text:style-name="P16"/>
      <text:p text:style-name="P37">The data is at the heart of the scientific contribution of this section, and must be made available for reuse by the community. It should therefore be released under a public domain (C0), creative commons with attribution (CC-BY), if necessary with a non-commercial clause (CC-BY-NC<text:span text:style-name="T28">).</text:span></text:p>
      <text:p text:style-name="P16"/>
      <text:p text:style-name="P24"><text:span text:style-name="T25">Context</text:span><text:span text:style-name="T24">: </text:span><text:span text:style-name="T26"><text:s/></text:span><text:span text:style-name="T13">All </text:span><text:span text:style-name="T8">“data journals” I reviewed release the dataset and the datadescriptior under an Open-access license (typically CC-BY). But we need to think of how that integrates with ISIE community and readership</text:span><text:span text:style-name="T12">.</text:span></text:p>
      <text:list xml:id="list5022494759736801095" text:style-name="L2">
        <text:list-item>
          <text:p text:style-name="P34"><office:annotation office:name="__Annotation__222_1402463839"><dc:creator>Guillaume Majeau-Bettez</dc:creator><dc:date>2018-06-10T10:30:30.263836020</dc:date><loext:sender-initials>GM</loext:sender-initials><text:p text:style-name="P42"><text:span text:style-name="T36">Could this section be considered a reasonable “cost” for JIE to solve it's “SI-is-not-reviewed” problem? A service to attract submissions?</text:span></text:p></office:annotation><text:span text:style-name="T25">Tricky question 1:</text:span><text:span text:style-name="T27"> </text:span>Will we make all “<text:span text:style-name="T32">descriptors”</text:span> in this section open-access, since they should accompany open data? <text:span text:style-name="T29">Who pays for the editorial process then? </text:span>Can we do that without putting a monetary barrier to data submission?<text:span text:style-name="T29"> Will our community be willing to pay a fee to submit data (double barrier)?</text:span><office:annotation-end office:name="__Annotation__222_1402463839"/></text:p>
        </text:list-item>
        <text:list-item>
          <text:p text:style-name="P35"><office:annotation office:name="__Annotation__213_1402463839"><dc:creator>Guillaume Majeau-Bettez</dc:creator><dc:date>2018-06-10T10:29:01.479114023</dc:date><loext:sender-initials>GM</loext:sender-initials><text:p text:style-name="P42"><text:span text:style-name="T36">I think a data descriptor without providing the data is kind of pointless.</text:span></text:p></office:annotation><text:span text:style-name="T25">Tricky question 2:</text:span><text:span text:style-name="T30"> </text:span>Do we want this data section to also apply to subscription data (ecoinvent, GaBi, etc.)? <text:span text:style-name="T31">Is there</text:span> not a risk that this becomes a “publicity/promotion” act rather than a scientific contribution that provides something useful to the community?<office:annotation-end office:name="__Annotation__213_1402463839"/></text:p>
        </text:list-item>
      </text:list>
      <text:p text:style-name="P20"/>
      <text:p text:style-name="P23">Will JIE directly host the data?</text:p>
      <text:p text:style-name="P20"/>
      <text:p text:style-name="P39">No. That data should be archived in <text:span text:style-name="T34">an approved, persistent repository. We recommend xyz, but abc are also approved.</text:span></text:p>
      <text:p text:style-name="P20"/>
      <text:p text:style-name="P21"><text:soft-page-break/><office:annotation office:name="__Annotation__243_1402463839"><dc:creator>Guillaume Majeau-Bettez</dc:creator><dc:date>2018-06-10T10:37:14.815954184</dc:date><loext:sender-initials>GM</loext:sender-initials><text:p text:style-name="P42"><text:span text:style-name="T36">I tend to lean toward recommending everyone to use Zenodo, but how does Wiley feel about hosting a lot of large datasets itself?</text:span></text:p></office:annotation><text:span text:style-name="T23">Another strategic decision.</text:span> Data Briefs typically just has these data in <text:span text:style-name="T33">an </text:span>“Annex” <text:span text:style-name="T33">(glorified SI, simpler for the authors), while Scientific Data tells everyone to use the big repositories (for making the data more discoverable and regrouped).</text:span><office:annotation-end office:name="__Annotation__243_1402463839"/></text:p>
      <text:p text:style-name="P19"><text:span text:style-name="T15"/></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Arial Narrow" svg:font-family="'Arial Narrow'"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Narrow" fo:font-family="'Arial Narrow'"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Narrow" fo:font-family="'Arial Narrow'"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Narrow" fo:font-family="'Arial Narrow'"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Narrow" fo:font-family="'Arial Narrow'" style:font-family-generic="swis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Majeau-Bettez</meta:initial-creator>
    <meta:creation-date>2017-11-08T13:41:34.021212587</meta:creation-date>
    <dc:date>2018-06-10T11:30:46.614403713</dc:date>
    <dc:creator>Guillaume Majeau-Bettez</dc:creator>
    <meta:editing-duration>PT8H13M34S</meta:editing-duration>
    <meta:editing-cycles>23</meta:editing-cycles>
    <meta:generator>LibreOffice/5.2.7.2$Linux_X86_64 LibreOffice_project/20m0$Build-2</meta:generator>
    <meta:document-statistic meta:table-count="0" meta:image-count="0" meta:object-count="0" meta:page-count="3" meta:paragraph-count="37" meta:word-count="867" meta:character-count="5536" meta:non-whitespace-character-count="4720"/>
  </office:meta>
</office:document-meta>
</file>